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64.2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43.71pt"/>
    </style:style>
    <style:style style:name="co6" style:family="table-column">
      <style:table-column-properties fo:break-before="auto" style:column-width="48.19pt"/>
    </style:style>
    <style:style style:name="co7" style:family="table-column">
      <style:table-column-properties fo:break-before="auto" style:column-width="50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ats_by_ca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erl ../comparaison_aligneurs_callers/giab_comparaison.pl --project NGS2025_09002 --test_patient ROD_LA_6123GM006734_X_aviti --control_patient ROD_LA_6123GM006734_X --depth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NGS2025_09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capture: agilent_SureselectXT_HS2_human_allexonV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alignment method: dragen-alig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depth &gt;=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patient test: ROD_LA_6123GM006734_X_avit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patient control: ROD_LA_6123GM006734_X (nextseq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TP→ variants trouvés par Aviti et NexSeq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FP→ variants trouvés par Aviti mais pas par NexSeq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#FN→ variants trouvés par NexSeq mais pas Aviti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Variants trouvés</text:p>
          </table:table-cell>
          <table:covered-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l variants</text:p>
          </table:table-cell>
          <table:covered-table-cell table:number-columns-repeated="2" table:style-name="ce2"/>
          <table:table-cell table:style-name="ce4" office:value-type="string" calcext:value-type="string" table:number-columns-spanned="5" table:number-rows-spanned="1">
            <text:p>SNP</text:p>
          </table:table-cell>
          <table:covered-table-cell table:number-columns-repeated="4" table:style-name="ce2"/>
          <table:table-cell table:style-name="ce4" office:value-type="string" calcext:value-type="string" table:number-columns-spanned="5" table:number-rows-spanned="1">
            <text:p>indel</text:p>
          </table:table-cell>
          <table:covered-table-cell table:number-columns-repeated="4" table:style-name="ce2"/>
        </table:table-row>
        <table:table-row table:style-name="ro1">
          <table:table-cell table:style-name="ce1"/>
          <table:table-cell table:style-name="ce5" office:value-type="string" calcext:value-type="string">
            <text:p>SNP</text:p>
          </table:table-cell>
          <table:table-cell table:style-name="ce5" office:value-type="string" calcext:value-type="string">
            <text:p>indel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ensitivity</text:p>
          </table:table-cell>
        </table:table-row>
        <table:table-row table:style-name="ro1">
          <table:table-cell table:style-name="ce2" office:value-type="string" calcext:value-type="string">
            <text:p>test (aviti)</text:p>
          </table:table-cell>
          <table:table-cell table:style-name="ce2" office:value-type="float" office:value="42589" calcext:value-type="float">
            <text:p>42589</text:p>
          </table:table-cell>
          <table:table-cell table:style-name="ce2" office:value-type="float" office:value="4302" calcext:value-type="float">
            <text:p>4302</text:p>
          </table:table-cell>
          <table:table-cell table:style-name="ce2" office:value-type="float" office:value="46891" calcext:value-type="float">
            <text:p>46891</text:p>
          </table:table-cell>
          <table:table-cell table:style-name="ce2" office:value-type="float" office:value="38454" calcext:value-type="float">
            <text:p>38454</text:p>
          </table:table-cell>
          <table:table-cell table:style-name="ce2" office:value-type="float" office:value="4135" calcext:value-type="float">
            <text:p>4135</text:p>
          </table:table-cell>
          <table:table-cell table:style-name="ce2" office:value-type="float" office:value="81170" calcext:value-type="float">
            <text:p>81170</text:p>
          </table:table-cell>
          <table:table-cell table:style-name="ce2" office:value-type="float" office:value="0.902909201906596" calcext:value-type="float">
            <text:p>0.902909201906596</text:p>
          </table:table-cell>
          <table:table-cell table:style-name="ce2" office:value-type="float" office:value="0.321457232662342" calcext:value-type="float">
            <text:p>0.321457232662342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9328" calcext:value-type="float">
            <text:p>9328</text:p>
          </table:table-cell>
          <table:table-cell table:style-name="ce2" office:value-type="float" office:value="0.701870850935425" calcext:value-type="float">
            <text:p>0.701870850935425</text:p>
          </table:table-cell>
          <table:table-cell table:style-name="ce2" office:value-type="float" office:value="0.110856924983319" calcext:value-type="float">
            <text:p>0.110856924983319</text:p>
          </table:table-cell>
        </table:table-row>
        <table:table-row table:style-name="ro1">
          <table:table-cell table:style-name="ce2" office:value-type="string" calcext:value-type="string">
            <text:p>control (nextseq)</text:p>
          </table:table-cell>
          <table:table-cell table:style-name="ce2" office:value-type="float" office:value="119624" calcext:value-type="float">
            <text:p>119624</text:p>
          </table:table-cell>
          <table:table-cell table:style-name="ce2" office:value-type="float" office:value="27483" calcext:value-type="float">
            <text:p>27483</text:p>
          </table:table-cell>
          <table:table-cell table:style-name="ce2" office:value-type="float" office:value="147107" calcext:value-type="float">
            <text:p>147107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mean depth</text:p>
          </table:table-cell>
          <table:covered-table-cell table:number-columns-repeated="8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NP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indel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all variants</text:p>
          </table:table-cell>
          <table:covered-table-cell table:style-name="ce2"/>
          <table:covered-table-cell table:style-name="ce2" office:value-type="string" calcext:value-type="string">
            <text:p>FN</text:p>
          </table:covered-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FP</text:p>
          </table:table-cell>
          <table:table-cell table:style-name="ce7"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5.8366359806522" calcext:value-type="float">
            <text:p>85.8366359806522</text:p>
          </table:table-cell>
          <table:table-cell table:style-name="ce2" office:value-type="float" office:value="71.9666263603386" calcext:value-type="float">
            <text:p>71.9666263603386</text:p>
          </table:table-cell>
          <table:table-cell table:style-name="ce2" office:value-type="float" office:value="32.8365159541703" calcext:value-type="float">
            <text:p>32.8365159541703</text:p>
          </table:table-cell>
          <table:table-cell table:style-name="ce2" office:value-type="float" office:value="67.0214961306965" calcext:value-type="float">
            <text:p>67.0214961306965</text:p>
          </table:table-cell>
          <table:table-cell table:number-columns-repeated="2" table:style-name="ce2" office:value-type="float" office:value="57.5344129554656" calcext:value-type="float">
            <text:p>57.5344129554656</text:p>
          </table:table-cell>
          <table:table-cell table:style-name="ce2" office:value-type="float" office:value="84.7295306611853" calcext:value-type="float">
            <text:p>84.7295306611853</text:p>
          </table:table-cell>
          <table:table-cell table:style-name="ce2" office:value-type="float" office:value="67.8033195020747" calcext:value-type="float">
            <text:p>67.8033195020747</text:p>
          </table:table-cell>
          <table:table-cell table:style-name="ce2" office:value-type="float" office:value="32.266977908717" calcext:value-type="float">
            <text:p>32.2669779087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7T12:43:09.736991461</dc:date>
    <meta:editing-duration>PT19M25S</meta:editing-duration>
    <meta:editing-cycles>4</meta:editing-cycles>
    <meta:generator>LibreOffice/5.3.6.1$Linux_X86_64 LibreOffice_project/30$Build-1</meta:generator>
    <meta:document-statistic meta:table-count="1" meta:cell-count="68" meta:object-count="0"/>
  </office:meta>
</office:document-meta>
</file>